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style:font-name="Liberation Serif" fo:font-style="normal" style:text-underline-style="none" fo:font-weight="bold" officeooo:rsid="000260dd" officeooo:paragraph-rsid="000260dd" style:font-style-asian="normal" style:font-weight-asian="bold" style:font-style-complex="normal" style:font-weight-complex="bold"/>
    </style:style>
    <style:style style:name="P2" style:family="paragraph" style:parent-style-name="Title">
      <style:text-properties style:text-position="0% 100%" style:font-name="Liberation Serif" fo:font-style="normal" style:text-underline-style="none" fo:font-weight="bold" officeooo:rsid="000260dd" officeooo:paragraph-rsid="000260dd" style:font-style-asian="normal" style:font-weight-asian="bold" style:font-style-complex="normal" style:font-weight-complex="bold"/>
    </style:style>
    <style:style style:name="T1" style:family="text">
      <style:text-properties officeooo:rsid="0002dc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Report</text:p>
      <text:p text:style-name="P1">For the AG44 courses at UTBM, I had to write a little software. <text:span text:style-name="T1">A given adjacence matrix stored in a file represent the places in a videogame and the links between them. From this input, we had to calculate several informations about this graph.</text:span></text:p>
      <text:h text:style-name="Heading_20_1" text:outline-level="1">Choice of data structures</text:h>
      <text:p text:style-name="Text_20_body"/>
      <text:h text:style-name="Heading_20_1" text:outline-level="1">Algorithms</text:h>
      <text:p text:style-name="Text_20_body"/>
      <text:h text:style-name="Heading_20_1" text:outline-level="1">Answer to questi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amielle</meta:initial-creator>
    <meta:creation-date>2014-10-22T22:49:23.947453750</meta:creation-date>
    <meta:generator>LibreOffice/4.2.6.3$Linux_X86_64 LibreOffice_project/420m0$Build-3</meta:generator>
    <dc:date>2014-10-22T23:45:09.146596002</dc:date>
    <dc:creator>Antoine Lamielle</dc:creator>
    <meta:editing-duration>P0D</meta:editing-duration>
    <meta:editing-cycles>1</meta:editing-cycles>
    <meta:document-statistic meta:table-count="0" meta:image-count="0" meta:object-count="0" meta:page-count="1" meta:paragraph-count="5" meta:word-count="54" meta:character-count="313" meta:non-whitespace-character-count="264"/>
  </office:meta>
</office:document-meta>
</file>